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itle">
      <style:text-properties style:font-name="Times New Roman" fo:font-size="15pt" style:font-size-asian="15pt" style:font-size-complex="15pt"/>
    </style:style>
    <style:style style:name="P2" style:family="paragraph" style:parent-style-name="Heading_20_3">
      <style:text-properties style:font-name="Times New Roman"/>
    </style:style>
    <style:style style:name="P3" style:family="paragraph" style:parent-style-name="Standard">
      <style:text-properties style:font-name="Times New Roman" officeooo:rsid="0016cdab" officeooo:paragraph-rsid="0016cdab"/>
    </style:style>
    <style:style style:name="P4" style:family="paragraph" style:parent-style-name="Standard">
      <style:text-properties style:font-name="Times New Roman" officeooo:paragraph-rsid="0017d6f5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text-properties style:font-name="Times New Roman" fo:font-size="12pt" officeooo:paragraph-rsid="0017e54c" style:font-size-asian="12pt" style:font-size-complex="12pt"/>
    </style:style>
    <style:style style:name="P8" style:family="paragraph" style:parent-style-name="Standard">
      <style:text-properties style:font-name="Times New Roman" fo:font-size="12pt" officeooo:paragraph-rsid="00227e78" style:font-size-asian="12pt" style:font-size-complex="12pt"/>
    </style:style>
    <style:style style:name="P9" style:family="paragraph" style:parent-style-name="Text_20_body">
      <style:text-properties style:font-name="Times New Roman" fo:font-size="12pt" style:font-size-asian="12pt" style:font-size-complex="12pt"/>
    </style:style>
    <style:style style:name="P10" style:family="paragraph" style:parent-style-name="Text_20_body">
      <style:text-properties style:font-name="Times New Roman" fo:font-size="12pt" officeooo:paragraph-rsid="0018f8e5" style:font-size-asian="12pt" style:font-size-complex="12pt"/>
    </style:style>
    <style:style style:name="P11" style:family="paragraph" style:parent-style-name="Text_20_body">
      <style:text-properties style:font-name="Times New Roman" fo:font-size="12pt" officeooo:rsid="0017bab8" officeooo:paragraph-rsid="0017bab8" style:font-size-asian="12pt" style:font-size-complex="12pt"/>
    </style:style>
    <style:style style:name="P12" style:family="paragraph" style:parent-style-name="Text_20_body">
      <style:text-properties style:font-name="Times New Roman" fo:font-size="12pt" officeooo:paragraph-rsid="0019c696" style:font-size-asian="12pt" style:font-size-complex="12pt"/>
    </style:style>
    <style:style style:name="P13" style:family="paragraph" style:parent-style-name="Standard">
      <style:text-properties style:font-name="Times New Roman" officeooo:paragraph-rsid="00299efc"/>
    </style:style>
    <style:style style:name="P14" style:family="paragraph" style:parent-style-name="Text_20_body">
      <style:text-properties officeooo:paragraph-rsid="00285f64"/>
    </style:style>
    <style:style style:name="P15" style:family="paragraph" style:parent-style-name="Preformatted_20_Text">
      <style:text-properties officeooo:paragraph-rsid="00227e78"/>
    </style:style>
    <style:style style:name="P16" style:family="paragraph" style:parent-style-name="Preformatted_20_Text">
      <style:text-properties officeooo:paragraph-rsid="0024346c"/>
    </style:style>
    <style:style style:name="P17" style:family="paragraph" style:parent-style-name="Text_20_body">
      <style:text-properties officeooo:paragraph-rsid="0024346c"/>
    </style:style>
    <style:style style:name="P18" style:family="paragraph" style:parent-style-name="Standard">
      <style:text-properties officeooo:paragraph-rsid="00164967"/>
    </style:style>
    <style:style style:name="P19" style:family="paragraph" style:parent-style-name="Standard">
      <style:text-properties officeooo:paragraph-rsid="00299efc"/>
    </style:style>
    <style:style style:name="P20" style:family="paragraph" style:parent-style-name="Standard">
      <style:text-properties officeooo:paragraph-rsid="002ca9a9"/>
    </style:style>
    <style:style style:name="P21" style:family="paragraph" style:parent-style-name="Text_20_body">
      <style:text-properties officeooo:paragraph-rsid="0017bab8"/>
    </style:style>
    <style:style style:name="P22" style:family="paragraph" style:parent-style-name="Text_20_body">
      <style:text-properties officeooo:paragraph-rsid="0018f8e5"/>
    </style:style>
    <style:style style:name="P23" style:family="paragraph" style:parent-style-name="Text_20_body">
      <style:text-properties officeooo:paragraph-rsid="0019c696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7" style:family="paragraph" style:parent-style-name="Heading_20_2">
      <style:text-properties officeooo:paragraph-rsid="00285f64"/>
    </style:style>
    <style:style style:name="P28" style:family="paragraph" style:parent-style-name="Standard">
      <style:text-properties style:font-name="Times New Roman" officeooo:rsid="002ca9a9" officeooo:paragraph-rsid="002ca9a9"/>
    </style:style>
    <style:style style:name="P29" style:family="paragraph" style:parent-style-name="Standard">
      <style:text-properties style:font-name="Times New Roman" officeooo:paragraph-rsid="002ca9a9"/>
    </style:style>
    <style:style style:name="P30" style:family="paragraph" style:parent-style-name="Standard">
      <style:text-properties style:font-name="Times New Roman" fo:font-size="12pt" officeooo:rsid="00227e78" style:font-size-asian="12pt" style:font-size-complex="12pt"/>
    </style:style>
    <style:style style:name="P31" style:family="paragraph" style:parent-style-name="Standard">
      <style:text-properties style:font-name="Times New Roman" fo:font-size="12pt" style:font-size-asian="12pt" style:font-size-complex="12pt"/>
    </style:style>
    <style:style style:name="P32" style:family="paragraph" style:parent-style-name="Standard">
      <style:text-properties style:font-name="Times New Roman" fo:font-size="12pt" officeooo:rsid="00375b60" officeooo:paragraph-rsid="00375b60" style:font-size-asian="12pt" style:font-size-complex="12pt"/>
    </style:style>
    <style:style style:name="P33" style:family="paragraph" style:parent-style-name="Standard">
      <style:text-properties style:font-name="Times New Roman" fo:font-size="12pt" officeooo:paragraph-rsid="00227e78" style:font-size-asian="12pt" style:font-size-complex="12pt"/>
    </style:style>
    <style:style style:name="P34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5" style:family="paragraph" style:parent-style-name="Text_20_body">
      <style:text-properties style:font-name="Times New Roman" fo:font-size="12pt" style:font-size-asian="12pt" style:font-size-complex="12pt"/>
    </style:style>
    <style:style style:name="T1" style:family="text">
      <style:text-properties officeooo:rsid="0016cdab"/>
    </style:style>
    <style:style style:name="T2" style:family="text">
      <style:text-properties officeooo:rsid="001a2a68"/>
    </style:style>
    <style:style style:name="T3" style:family="text">
      <style:text-properties officeooo:rsid="00227e78"/>
    </style:style>
    <style:style style:name="T4" style:family="text">
      <style:text-properties officeooo:rsid="0024346c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officeooo:rsid="00227e78" style:font-size-asian="12pt" style:font-size-complex="12pt"/>
    </style:style>
    <style:style style:name="T8" style:family="text">
      <style:text-properties style:font-name="Times New Roman" fo:font-size="12pt" officeooo:rsid="001a2a68" style:font-size-asian="12pt" style:font-size-complex="12pt"/>
    </style:style>
    <style:style style:name="T9" style:family="text">
      <style:text-properties style:font-name="Times New Roman" fo:font-size="12pt" officeooo:rsid="0017d6f5" style:font-size-asian="12pt" style:font-size-complex="12pt"/>
    </style:style>
    <style:style style:name="T10" style:family="text">
      <style:text-properties style:font-name="Times New Roman" fo:font-size="12pt" officeooo:rsid="0018f8e5" style:font-size-asian="12pt" style:font-size-complex="12pt"/>
    </style:style>
    <style:style style:name="T11" style:family="text">
      <style:text-properties style:font-name="Times New Roman" fo:font-size="12pt" officeooo:rsid="0017bab8" style:font-size-asian="12pt" style:font-size-complex="12pt"/>
    </style:style>
    <style:style style:name="T12" style:family="text">
      <style:text-properties style:font-name="Times New Roman" fo:font-size="12pt" officeooo:rsid="0024346c" style:font-size-asian="12pt" style:font-size-complex="12pt"/>
    </style:style>
    <style:style style:name="T13" style:family="text">
      <style:text-properties style:font-name="Times New Roman" fo:font-size="12pt" officeooo:rsid="0019c696" style:font-size-asian="12pt" style:font-size-complex="12pt"/>
    </style:style>
    <style:style style:name="T14" style:family="text">
      <style:text-properties style:font-name="Times New Roman" fo:font-size="12pt" officeooo:rsid="0033c6dc" style:font-size-asian="12pt" style:font-size-complex="12pt"/>
    </style:style>
    <style:style style:name="T15" style:family="text">
      <style:text-properties style:font-name="Times New Roman" fo:font-size="12pt" officeooo:rsid="00394ffd" style:font-size-asian="12pt" style:font-size-complex="12pt"/>
    </style:style>
    <style:style style:name="T1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4pt" fo:font-weight="bold" style:font-name-asian="Noto Serif CJK SC" style:font-size-asian="14pt" style:font-weight-asian="bold" style:font-name-complex="Lohit Devanagari1" style:font-size-complex="14pt" style:font-weight-complex="bold"/>
    </style:style>
    <style:style style:name="T18" style:family="text">
      <style:text-properties style:font-name="Times New Roman" officeooo:rsid="002ca9a9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officeooo:rsid="00394ffd"/>
    </style:style>
    <style:style style:name="T21" style:family="text">
      <style:text-properties officeooo:rsid="0039cb11"/>
    </style:style>
    <style:style style:name="T22" style:family="text">
      <style:text-properties officeooo:rsid="003a505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štalačná Dokumentácia</text:p>
      <text:p text:style-name="P9"/>
      <text:p text:style-name="P6">Tento dokument obsahuje inštalačnú dokumentáciu pre aplikáciu, vrátane krokov na migráciu databázy pomocou Django, postup zálohovania databázy s použitím cronjob-u a jej manuálneho obnovenia.</text:p>
      <text:p text:style-name="P6"/>
      <text:p text:style-name="P3"><text:span text:style-name="T19">Pre všeobecné premenné budem používať </text:span><text:span text:style-name="Source_20_Text"><text:span text:style-name="T6">&lt;premenná&gt;</text:span></text:span><text:span text:style-name="T19">, čo znamená, že </text:span><text:span text:style-name="Source_20_Text"><text:span text:style-name="T6">&lt;premenná&gt;</text:span></text:span><text:span text:style-name="T19"> je označenie, ktoré sa používa na reprezentáciu akéhokoľvek typu premenných alebo hodnôt v rámci daného kontextu. Táto notácia nám umožňuje používať jednotný symbol (v tomto prípade </text:span><text:span text:style-name="Source_20_Text"><text:span text:style-name="T6">&lt;premenná&gt;</text:span></text:span><text:span text:style-name="T19">) na odkazovanie sa na rôzne premenné, názvy, hodnoty alebo iné entity, ktoré môžu byť ľubovoľného typu alebo obsahu. Pri použití tohto označenia je dôležité si uvedomiť, že ide len o symbolický názov a konkrétna premenná alebo hodnota by mala byť nahradená konkrétnym obsahom, ktorý je relevantný pre danú situáciu alebo úlohu. </text:span></text:p>
      <text:p text:style-name="P6"/>
      <text:p text:style-name="P6"/>
      <text:p text:style-name="P6"/>
      <text:table-of-content text:style-name="Sect1" text:protected="true" text:name="Obsah1">
        <text:table-of-content-source text:outline-level="10" text:use-index-marks="false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24"><text:a xlink:type="simple" xlink:href="#__RefHeading___Toc630_1598071276" text:style-name="Index_20_Link" text:visited-style-name="Index_20_Link"><text:s/>1 <text:s/>Vytvorenie databázy:<text:tab/>2</text:a></text:p>
          <text:p text:style-name="P25"><text:a xlink:type="simple" xlink:href="#__RefHeading___Toc632_1598071276" text:style-name="Index_20_Link" text:visited-style-name="Index_20_Link"><text:s/>1.1 <text:s/>Nastavenie postgresql:<text:tab/>2</text:a></text:p>
          <text:p text:style-name="P26"><text:a xlink:type="simple" xlink:href="#__RefHeading___Toc634_1598071276" text:style-name="Index_20_Link" text:visited-style-name="Index_20_Link">Zistenie umiestnenia hlavného konfiguračného súboru:<text:tab/>2</text:a></text:p>
          <text:p text:style-name="P26"><text:a xlink:type="simple" xlink:href="#__RefHeading___Toc636_1598071276" text:style-name="Index_20_Link" text:visited-style-name="Index_20_Link">Úprava konfiguračného súboru postgresql.conf<text:tab/>2</text:a></text:p>
          <text:p text:style-name="P26"><text:a xlink:type="simple" xlink:href="#__RefHeading___Toc638_1598071276" text:style-name="Index_20_Link" text:visited-style-name="Index_20_Link">Nastavenie parametra listen_addresses na povolenie počúvania na všetkých rozhraniach:<text:tab/>2</text:a></text:p>
          <text:p text:style-name="P26"><text:a xlink:type="simple" xlink:href="#__RefHeading___Toc640_1598071276" text:style-name="Index_20_Link" text:visited-style-name="Index_20_Link">Úprava súboru pg_hba.conf:<text:tab/>2</text:a></text:p>
          <text:p text:style-name="P26"><text:a xlink:type="simple" xlink:href="#__RefHeading___Toc642_1598071276" text:style-name="Index_20_Link" text:visited-style-name="Index_20_Link">Reštartujte službu PostgreSQL pre aplikovanie zmien:<text:tab/>3</text:a></text:p>
          <text:p text:style-name="P25"><text:a xlink:type="simple" xlink:href="#__RefHeading___Toc644_1598071276" text:style-name="Index_20_Link" text:visited-style-name="Index_20_Link"><text:s/>1.2 <text:s/>Exportovanie základných údajov:<text:tab/>3</text:a></text:p>
          <text:p text:style-name="P24"><text:a xlink:type="simple" xlink:href="#__RefHeading___Toc646_1598071276" text:style-name="Index_20_Link" text:visited-style-name="Index_20_Link"><text:s/>2 <text:s/>Nastavenie aplikácie<text:tab/>3</text:a></text:p>
          <text:p text:style-name="P25"><text:a xlink:type="simple" xlink:href="#__RefHeading___Toc648_1598071276" text:style-name="Index_20_Link" text:visited-style-name="Index_20_Link"><text:s/>2.1 <text:s/>Build kontajnera:<text:tab/>4</text:a></text:p>
          <text:p text:style-name="P25"><text:a xlink:type="simple" xlink:href="#__RefHeading___Toc650_1598071276" text:style-name="Index_20_Link" text:visited-style-name="Index_20_Link"><text:s/>2.2 <text:s/>Spustenie kontajnera:<text:tab/>4</text:a></text:p>
          <text:p text:style-name="P25"><text:a xlink:type="simple" xlink:href="#__RefHeading___Toc652_1598071276" text:style-name="Index_20_Link" text:visited-style-name="Index_20_Link"><text:s/>2.3 <text:s/>Zastavenie Kontajneru a Čistenie Databázy (Voliteľné):<text:tab/>4</text:a></text:p>
          <text:p text:style-name="P25"><text:a xlink:type="simple" xlink:href="#__RefHeading___Toc654_1598071276" text:style-name="Index_20_Link" text:visited-style-name="Index_20_Link"><text:s/>2.4 <text:s/>Zálohovanie (Každých 7 dní)<text:tab/>5</text:a></text:p>
          <text:p text:style-name="P24"><text:a xlink:type="simple" xlink:href="#__RefHeading___Toc656_1598071276" text:style-name="Index_20_Link" text:visited-style-name="Index_20_Link"><text:s/>3 <text:s/>Obnova Databázy zo Zálohy:<text:tab/>5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bookmark-start text:name="__RefHeading___Toc630_1598071276"/><text:soft-page-break/>Vytvorenie databázy:<text:bookmark-end text:name="__RefHeading___Toc630_1598071276"/></text:h>
      <text:p text:style-name="P9"/>
      <text:p text:style-name="P9">Spustite nasledujúci príkaz na vytvorenie novej databázy:</text:p>
      <text:p text:style-name="P7">createdb -U postgres -h localhost &lt;<text:span text:style-name="T3">názov databázy</text:span>&gt;</text:p>
      <text:p text:style-name="P6"/>
      <text:p text:style-name="Text_20_body"><text:span text:style-name="Source_20_Text"><text:span text:style-name="T6">-U postgres</text:span></text:span><text:span text:style-name="T6">: Určuje používateľa databázy (v tomto prípade </text:span><text:span text:style-name="Source_20_Text"><text:span text:style-name="T6">postgres</text:span></text:span><text:span text:style-name="T6">).</text:span></text:p>
      <text:p text:style-name="Text_20_body"><text:span text:style-name="Source_20_Text"><text:span text:style-name="T6">-h localhost</text:span></text:span><text:span text:style-name="T6">: Určuje, že sa pripojíme k lokálnemu serveru PostgreSQL na adrese </text:span><text:span text:style-name="Source_20_Text"><text:span text:style-name="T6">localhost</text:span></text:span><text:span text:style-name="T6">.</text:span></text:p>
      <text:p text:style-name="P9"/>
      <text:h text:style-name="P27" text:outline-level="2"><text:bookmark-start text:name="__RefHeading___Toc632_1598071276"/>Nastavenie postgresql:<text:bookmark-end text:name="__RefHeading___Toc632_1598071276"/></text:h>
      <text:p text:style-name="P14"/>
      <text:h text:style-name="P2" text:outline-level="3"><text:bookmark-start text:name="__RefHeading___Toc634_1598071276"/>Zistenie umiestnenia hlavného konfiguračného súboru:<text:bookmark-end text:name="__RefHeading___Toc634_1598071276"/></text:h>
      <text:p text:style-name="P5">Použite nasledujúci príkaz na zistenie umiestnenia hlavného konfiguračného súboru pre PostgreSQL:</text:p>
      <text:p text:style-name="P5"/>
      <text:p text:style-name="Standard"><text:span text:style-name="Source_20_Text"><text:span text:style-name="T5">sudo psql -U postgres -h localhost -c 'SHOW config_file'</text:span></text:span></text:p>
      <text:p text:style-name="P5">Tento príkaz vypíše cestu k hlavnému konfiguračnému súboru.</text:p>
      <text:h text:style-name="P2" text:outline-level="3"><text:bookmark-start text:name="__RefHeading___Toc636_1598071276"/>Úprava konfiguračného súboru postgresql.conf<text:bookmark-end text:name="__RefHeading___Toc636_1598071276"/></text:h>
      <text:p text:style-name="Standard"><text:span text:style-name="T5">Otvorte konfiguračný súbor </text:span><text:span text:style-name="Source_20_Text"><text:span text:style-name="T5">postgresql.conf</text:span></text:span><text:span text:style-name="T5"> v textovom editore:</text:span></text:p>
      <text:p text:style-name="P5"/>
      <text:p text:style-name="Standard"><text:span text:style-name="Source_20_Text"><text:span text:style-name="T5">sudo nano &lt;cesta_k_konfiguracnemu_suboru&gt;</text:span></text:span></text:p>
      <text:p text:style-name="Standard"><text:span text:style-name="T5">Namiesto </text:span><text:span text:style-name="Source_20_Text"><text:span text:style-name="T5">&lt;cesta_k_konfiguracnemu_suboru&gt;</text:span></text:span><text:span text:style-name="T5"> dosadte cestu k súboru získanú pomocou príkazu </text:span><text:span text:style-name="Source_20_Text"><text:span text:style-name="T5">SHOW config_file</text:span></text:span><text:span text:style-name="T5">.</text:span></text:p>
      <text:h text:style-name="P2" text:outline-level="3"><text:bookmark-start text:name="__RefHeading___Toc638_1598071276"/>Nastavenie parametra listen_addresses na povolenie počúvania na všetkých rozhraniach:<text:bookmark-end text:name="__RefHeading___Toc638_1598071276"/></text:h>
      <text:p text:style-name="Standard"><text:span text:style-name="Source_20_Text"><text:span text:style-name="T5">listen_addresses = '*'</text:span></text:span></text:p>
      <text:p text:style-name="P5">Tento parameter umožní PostgreSQL počúvať na všetkých rozhraniach.</text:p>
      <text:h text:style-name="Heading_20_3" text:outline-level="3"><text:bookmark-start text:name="__RefHeading___Toc640_1598071276"/><text:span text:style-name="T17">Ú</text:span><text:span text:style-name="T5">prava súboru </text:span><text:span text:style-name="Source_20_Text"><text:span text:style-name="T5">pg_hba.conf</text:span></text:span><text:span text:style-name="T5">:</text:span><text:bookmark-end text:name="__RefHeading___Toc640_1598071276"/></text:h>
      <text:p text:style-name="P13"/>
      <text:p text:style-name="P19"><text:span text:style-name="T5">nájdite cestu k súboru </text:span><text:span text:style-name="Source_20_Text"><text:span text:style-name="T5">pg_hba.conf</text:span></text:span><text:span text:style-name="T5">, ktorý obsahuje pravidlá autentifikácie.</text:span></text:p>
      <text:p text:style-name="P20"><text:span text:style-name="T5">Otvorte súbor </text:span><text:span text:style-name="Source_20_Text"><text:span text:style-name="T5">pg_hba.conf</text:span></text:span><text:span text:style-name="T5"> v textovom editore:</text:span></text:p>
      <text:p text:style-name="P28">sudo vim &lt;cesta_k_pg_hba_conf&gt;</text:p>
      <text:p text:style-name="P29"/>
      <text:p text:style-name="P20"><text:span text:style-name="T18">P</text:span><text:span text:style-name="T5">ridajte nasledujúci riadok na koniec súboru:</text:span></text:p>
      <text:p text:style-name="Standard"/>
      <text:p text:style-name="Standard"><text:span text:style-name="Source_20_Text"><text:span text:style-name="T5">host <text:s text:c="3"/>all <text:s text:c="12"/>all <text:s text:c="12"/>0.0.0.0/0 <text:s text:c="14"/>md5</text:span></text:span></text:p>
      <text:p text:style-name="Standard"><text:span text:style-name="Source_20_Text"/></text:p>
      <text:p text:style-name="Standard"><text:span text:style-name="T5">Tento riadok povolí prístup pre všetkých používateľov z ľubovoľnej IP adresy (0.0.0.0/0) pomocou autentifikácie typu </text:span><text:span text:style-name="Source_20_Text"><text:span text:style-name="T5">md5</text:span></text:span><text:span text:style-name="T5">.</text:span></text:p>
      <text:p text:style-name="Standard"/>
      <text:h text:style-name="Heading_20_3" text:outline-level="3"><text:bookmark-start text:name="__RefHeading___Toc642_1598071276"/><text:soft-page-break/>Reštartujte službu PostgreSQL pre aplikovanie zmien:<text:bookmark-end text:name="__RefHeading___Toc642_1598071276"/></text:h>
      <text:p text:style-name="Standard"><text:span text:style-name="Source_20_Text"><text:span text:style-name="T5">sudo systemctl restart postgresql</text:span></text:span></text:p>
      <text:p text:style-name="Standard"><text:span text:style-name="Source_20_Text"/></text:p>
      <text:p text:style-name="Standard"><text:span text:style-name="T5">Týmto spôsobom môžete úspešne upraviť konfiguráciu PostgreSQL na povolenie počúvania na všetkých rozhraniach a povoliť prístup z ľubovoľnej IP adresy cez autentifikáciu </text:span><text:span text:style-name="Source_20_Text"><text:span text:style-name="T5">md5</text:span></text:span><text:span text:style-name="T5">.</text:span></text:p>
      <text:p text:style-name="Standard"/>
      <text:h text:style-name="P27" text:outline-level="2"><text:bookmark-start text:name="__RefHeading___Toc644_1598071276"/>Exportovanie základných údajov:<text:bookmark-end text:name="__RefHeading___Toc644_1598071276"/></text:h>
      <text:p text:style-name="P9"/>
      <text:p text:style-name="P18"><text:span text:style-name="T6">Predpokladá sa, že máte exportovaný </text:span><text:span text:style-name="Source_20_Text"><text:span text:style-name="T6">.sql</text:span></text:span><text:span text:style-name="T6"> súbor (</text:span><text:span text:style-name="Source_20_Text"><text:span text:style-name="T6">app_macky_dump_base.sql</text:span></text:span><text:span text:style-name="T6">), ktorý obsahuje základné údaje potrebné pre vašu aplikáciu. Na importovanie tohto súboru do databázy použite nasledujúci príkaz:</text:span></text:p>
      <text:p text:style-name="P6"/>
      <text:p text:style-name="P8">psql -U postgres -h localhost -d &lt;<text:span text:style-name="T3">názov databázy</text:span>&gt; -f app_macky_dump_base.sql</text:p>
      <text:p text:style-name="P6"/>
      <text:p text:style-name="Text_20_body"><text:span text:style-name="Source_20_Text"><text:span text:style-name="T6">-f app_macky_dump_base.sql</text:span></text:span><text:span text:style-name="T6">: Určuje názov a cestu k SQL súboru, ktorý obsahuje údaje na importovanie do databázy.</text:span></text:p>
      <text:p text:style-name="P9">Týmto spôsobom sa vytvorí a naplní vaša databáza s potrebnými údajmi pre správny chod <text:span text:style-name="T1">n</text:span>ašej aplikácie. Uistite sa, že názvy databázy a súbory sú správne a zodpovedajú konfigurácii.</text:p>
      <text:p text:style-name="P6"/>
      <text:h text:style-name="Heading_20_1" text:outline-level="1"><text:bookmark-start text:name="__RefHeading___Toc646_1598071276"/>Nastavenie aplikácie<text:bookmark-end text:name="__RefHeading___Toc646_1598071276"/></text:h>
      <text:p text:style-name="P6"/>
      <text:p text:style-name="Standard"><text:span text:style-name="T6">V súbore </text:span><text:span text:style-name="Source_20_Text"><text:span text:style-name="T6">settings.py</text:span></text:span><text:span text:style-name="T6"> v konfigurácii premenných </text:span><text:span text:style-name="Source_20_Text"><text:span text:style-name="T6">DATABASES</text:span></text:span><text:span text:style-name="T6"> nastavíme potrebné parametre na pripojenie k databáze a tiež na určenie IP adresy, na ktorej bude server Django bežať. Tu je zjednodušený príklad nastavenia:</text:span></text:p>
      <text:p text:style-name="P6"/>
      <text:p text:style-name="P6">DATABASES = {</text:p>
      <text:p text:style-name="P6"><text:s text:c="4"/>'default': {</text:p>
      <text:p text:style-name="P6"><text:s text:c="8"/>'ENGINE': 'django.db.backends.postgresql',</text:p>
      <text:p text:style-name="P8"><text:s text:c="8"/>'NAME': '&lt;<text:span text:style-name="T3">názov databázy</text:span>&gt;',</text:p>
      <text:p text:style-name="P6"><text:s text:c="8"/>'USER': 'postgres',</text:p>
      <text:p text:style-name="P6"><text:s text:c="8"/>'PASSWORD': 'postgres',</text:p>
      <text:p text:style-name="P4"><text:span text:style-name="T19"><text:s text:c="8"/>'HOST': '</text:span><text:span text:style-name="Source_20_Text"><text:span text:style-name="T6">&lt;</text:span></text:span><text:span text:style-name="Source_20_Text"><text:span text:style-name="T9">IP ADRESA</text:span></text:span><text:span text:style-name="Source_20_Text"><text:span text:style-name="T6">&gt;</text:span></text:span><text:span text:style-name="T19">',</text:span></text:p>
      <text:p text:style-name="P6"><text:s text:c="8"/>'PORT': '5432',</text:p>
      <text:p text:style-name="P6"><text:s text:c="4"/>}</text:p>
      <text:p text:style-name="P6">}</text:p>
      <text:p text:style-name="P6"/>
      <text:p text:style-name="P9">Popis parametrov:</text:p>
      <text:p text:style-name="Text_20_body"><text:span text:style-name="Source_20_Text"><text:span text:style-name="T6">'ENGINE': 'django.db.backends.postgresql'</text:span></text:span><text:span text:style-name="T6">: Určuje použitý databázový engine. V tomto prípade sa používa PostgreSQL.</text:span></text:p>
      <text:p text:style-name="Text_20_body"><text:span text:style-name="Source_20_Text"><text:span text:style-name="T6">'USER': 'postgres'</text:span></text:span><text:span text:style-name="T6">: Určuje používateľské meno, ktoré sa použije na autentifikáciu pri pripájaní k databáze.</text:span></text:p>
      <text:p text:style-name="Text_20_body"><text:span text:style-name="Source_20_Text"><text:span text:style-name="T6">'PASSWORD': 'postgres'</text:span></text:span><text:span text:style-name="T6">: Určuje heslo používateľa, ktoré sa použije na autentifikáciu pri pripájaní k databáze.</text:span></text:p>
      <text:p text:style-name="P21"><text:soft-page-break/><text:span text:style-name="Source_20_Text"><text:span text:style-name="T6">'HOST': '&lt;</text:span></text:span><text:span text:style-name="Source_20_Text"><text:span text:style-name="T9">IP ADRESA</text:span></text:span><text:span text:style-name="Source_20_Text"><text:span text:style-name="T6">&gt;'</text:span></text:span><text:span text:style-name="T6">: Určuje adresu (IP alebo doménové meno), na ktorej </text:span><text:span text:style-name="T14">je spustený </text:span><text:span text:style-name="T6">databázový server.</text:span></text:p>
      <text:p text:style-name="Text_20_body"><text:span text:style-name="Source_20_Text"><text:span text:style-name="T6">'PORT': '5432'</text:span></text:span><text:span text:style-name="T6">: Určuje port, na ktorom databázový server počúva na pripojenia. Predvolený port pre PostgreSQL je 5432.</text:span></text:p>
      <text:h text:style-name="Heading_20_2" text:outline-level="2"><text:bookmark-start text:name="__RefHeading___Toc648_1598071276"/>Build kontajnera:<text:bookmark-end text:name="__RefHeading___Toc648_1598071276"/></text:h>
      <text:p text:style-name="P9"/>
      <text:p text:style-name="P15"><text:span text:style-name="Source_20_Text"><text:span text:style-name="T6">sudo docker build -t &lt;</text:span></text:span><text:span text:style-name="Source_20_Text"><text:span text:style-name="T7">docker obraz názov</text:span></text:span><text:span text:style-name="Source_20_Text"><text:span text:style-name="T6">&gt;</text:span></text:span></text:p>
      <text:p text:style-name="Text_20_body"><text:span text:style-name="T6">Tento príkaz vytvorí nový Docker obraz s názvom </text:span><text:span text:style-name="Source_20_Text"><text:span text:style-name="T6">app_macky_django</text:span></text:span><text:span text:style-name="T6"> na základe súboru </text:span><text:span text:style-name="Source_20_Text"><text:span text:style-name="T6">Dockerfile</text:span></text:span><text:span text:style-name="T6"> v aktuálnom adresári.</text:span></text:p>
      <text:p text:style-name="P22"><text:span text:style-name="Source_20_Text"><text:span text:style-name="T6">&lt;</text:span></text:span><text:span text:style-name="Source_20_Text"><text:span text:style-name="T7">docker obraz názov</text:span></text:span><text:span text:style-name="Source_20_Text"><text:span text:style-name="T6">&gt;</text:span></text:span><text:span text:style-name="T6">: Toto je názov obrazu, ktorý sa má spustiť vo forme kontajnera.</text:span></text:p>
      <text:p text:style-name="P10"/>
      <text:p text:style-name="P11">V tomto súbore potrebujeme taktiež nastaviť port, na ktorom bude aplikácia spustená:</text:p>
      <text:p text:style-name="P11">CMD ["python3", "manage.py", "runserver", "0.0.0.0:&lt;<text:span text:style-name="T4">port</text:span>&gt;"]</text:p>
      <text:h text:style-name="Heading_20_2" text:outline-level="2"><text:bookmark-start text:name="__RefHeading___Toc650_1598071276"/>Spustenie kontajnera:<text:bookmark-end text:name="__RefHeading___Toc650_1598071276"/></text:h>
      <text:p text:style-name="P9"/>
      <text:p text:style-name="P16"><text:span text:style-name="Source_20_Text"><text:span text:style-name="T6">sudo docker run -v &lt;</text:span></text:span><text:span text:style-name="Source_20_Text"><text:span text:style-name="T10">MEDIA</text:span></text:span><text:span text:style-name="Source_20_Text"><text:span text:style-name="T6">&gt;/media/:/app/media/ -p </text:span></text:span><text:span text:style-name="Source_20_Text"><text:span text:style-name="T11">&lt;</text:span></text:span><text:span text:style-name="Source_20_Text"><text:span text:style-name="T12">port</text:span></text:span><text:span text:style-name="Source_20_Text"><text:span text:style-name="T11">&gt;</text:span></text:span><text:span text:style-name="Source_20_Text"><text:span text:style-name="T6">:</text:span></text:span><text:span text:style-name="Source_20_Text"><text:span text:style-name="T11">&lt;</text:span></text:span><text:span text:style-name="Source_20_Text"><text:span text:style-name="T12">port</text:span></text:span><text:span text:style-name="Source_20_Text"><text:span text:style-name="T11">&gt;</text:span></text:span><text:span text:style-name="Source_20_Text"><text:span text:style-name="T6"> <text:s/>-</text:span></text:span><text:span text:style-name="Source_20_Text"><text:span text:style-name="T8">d &lt;</text:span></text:span><text:span text:style-name="Source_20_Text"><text:span text:style-name="T7">docker obraz názov</text:span></text:span><text:span text:style-name="Source_20_Text"><text:span text:style-name="T8">&gt;</text:span></text:span></text:p>
      <text:p text:style-name="Text_20_body"><text:span text:style-name="T6">Tento príkaz spustí kontajner z vytvoreného obrazu </text:span><text:span text:style-name="Source_20_Text"><text:span text:style-name="T6">app_macky_django</text:span></text:span><text:span text:style-name="T6">:</text:span></text:p>
      <text:p text:style-name="P22"><text:span text:style-name="T6">- </text:span><text:span text:style-name="Source_20_Text"><text:span text:style-name="T6">&lt;</text:span></text:span><text:span text:style-name="Source_20_Text"><text:span text:style-name="T10">MEDIA</text:span></text:span><text:span text:style-name="Source_20_Text"><text:span text:style-name="T6">&gt;: </text:span></text:span><text:span text:style-name="Source_20_Text"><text:span text:style-name="T10">absolútna cesta do adresára kde sa nachdádza adresár media/</text:span></text:span></text:p>
      <text:p text:style-name="P23"><text:span text:style-name="Source_20_Text"><text:span text:style-name="T6">-v &lt;</text:span></text:span><text:span text:style-name="Source_20_Text"><text:span text:style-name="T10">MEDIA</text:span></text:span><text:span text:style-name="Source_20_Text"><text:span text:style-name="T6">&gt;/media/:/app/media/</text:span></text:span><text:span text:style-name="T6">: Tento parameter zabezpečí mapovanie priečinku </text:span><text:span text:style-name="Source_20_Text"><text:span text:style-name="T6">&lt;</text:span></text:span><text:span text:style-name="Source_20_Text"><text:span text:style-name="T10">MEDIA</text:span></text:span><text:span text:style-name="Source_20_Text"><text:span text:style-name="T6">&gt;/media/</text:span></text:span><text:span text:style-name="T6"> na priečinok </text:span><text:span text:style-name="Source_20_Text"><text:span text:style-name="T6">/app/media/</text:span></text:span><text:span text:style-name="T6"> vo vnútri kontajnera. Toto je </text:span><text:span text:style-name="T13">potrebné</text:span><text:span text:style-name="T6"> pre zdieľanie dát medzi hostiteľským strojom a kontajnerom a v našom prípade mapujeme priečinok s obrázkami.</text:span></text:p>
      <text:p text:style-name="P17"><text:span text:style-name="Source_20_Text"><text:span text:style-name="T6">-p </text:span></text:span><text:span text:style-name="Source_20_Text"><text:span text:style-name="T11">&lt;</text:span></text:span><text:span text:style-name="Source_20_Text"><text:span text:style-name="T12">port</text:span></text:span><text:span text:style-name="Source_20_Text"><text:span text:style-name="T11">&gt;</text:span></text:span><text:span text:style-name="Source_20_Text"><text:span text:style-name="T6">:</text:span></text:span><text:span text:style-name="Source_20_Text"><text:span text:style-name="T11">&lt;</text:span></text:span><text:span text:style-name="Source_20_Text"><text:span text:style-name="T12">port</text:span></text:span><text:span text:style-name="Source_20_Text"><text:span text:style-name="T11">&gt;</text:span></text:span><text:span text:style-name="T6">: Tento parameter mapuje port 80 z hostiteľského stroja na port 80 vo vnútri kontajnera. To umožní prístup k aplikácii, ktorá beží vo vnútri kontajnera na port</text:span><text:span text:style-name="T13">u</text:span><text:span text:style-name="T6"> 80 zvonk</text:span><text:span text:style-name="T13">u</text:span><text:span text:style-name="T6">.</text:span></text:p>
      <text:p text:style-name="P12">-<text:span text:style-name="T2">d spôsobí že docker bude bežať na pozadí.</text:span></text:p>
      <text:h text:style-name="Heading_20_2" text:outline-level="2"><text:bookmark-start text:name="__RefHeading___Toc652_1598071276"/>Zastavenie Kontajneru a Čistenie Databázy (Voliteľné):<text:bookmark-end text:name="__RefHeading___Toc652_1598071276"/></text:h>
      <text:p text:style-name="P6"><text:s text:c="3"/>Po úspešnej obnove môžete zastaviť kontajner, ak už nie je potrebná.</text:p>
      <text:p text:style-name="P6">Najprv zistíme aké ID má náš kontajner:</text:p>
      <text:p text:style-name="P6"/>
      <text:p text:style-name="P6">sudo docker ps -l</text:p>
      <text:p text:style-name="P6">teraz použijeme &lt;CONTAINER ID&gt; pre zastavenie procesu</text:p>
      <text:p text:style-name="P6">docker stop &lt;CONTAINER ID&gt;</text:p>
      <text:p text:style-name="P6"/>
      <text:p text:style-name="P6"/>
      <text:p text:style-name="P6"/>
      <text:p text:style-name="P6"/>
      <text:h text:style-name="Heading_20_2" text:outline-level="2"><text:bookmark-start text:name="__RefHeading___Toc654_1598071276"/><text:soft-page-break/>Zálohovanie (Každý<text:span text:style-name="T22">ch</text:span> <text:span text:style-name="T22">7</text:span> <text:span text:style-name="T22">dní</text:span>)<text:bookmark-end text:name="__RefHeading___Toc654_1598071276"/></text:h>
      <text:p text:style-name="P6"/>
      <text:p text:style-name="Standard"><text:span text:style-name="Strong_20_Emphasis"><text:span text:style-name="T7">Súbor</text:span></text:span><text:span text:style-name="Strong_20_Emphasis"><text:span text:style-name="T6"> </text:span></text:span><text:span text:style-name="Strong_20_Emphasis"><text:span text:style-name="Source_20_Text"><text:span text:style-name="T6">cronjob.sh</text:span></text:span></text:span><text:span text:style-name="Strong_20_Emphasis"><text:span text:style-name="T6">:</text:span></text:span></text:p>
      <text:p text:style-name="P30"/>
      <text:p text:style-name="Standard"><text:span text:style-name="T7">súbor</text:span><text:span text:style-name="T6"> </text:span><text:span text:style-name="Source_20_Text"><text:span text:style-name="T6">cronjob.sh</text:span></text:span><text:span text:style-name="T6"> slúži na periodické zálohovanie databázy a manipuláciu súborov v pravidelných intervaloch. Zálohy sa vytvárajú každý druhý deň od špecifikovaného začiatočného dátumu.</text:span></text:p>
      <text:p text:style-name="P6"/>
      <text:p text:style-name="Standard"><text:span text:style-name="Strong_20_Emphasis"><text:span text:style-name="T6">Priraďte práva na spustiteľnosť:</text:span></text:span></text:p>
      <text:p text:style-name="Standard"><text:span text:style-name="T6">Umožnite spustenie skriptu pomocou príkazu </text:span><text:span text:style-name="Source_20_Text"><text:span text:style-name="T6">chmod</text:span></text:span><text:span text:style-name="T6">:</text:span></text:p>
      <text:p text:style-name="P6"><text:span text:style-name="T21">c</text:span>hmod +x cronjob.sh</text:p>
      <text:p text:style-name="P6"/>
      <text:p text:style-name="P34">Konfigurácia crontab pre pravidelné spúšťanie skriptu:</text:p>
      <text:p text:style-name="Standard"><text:span text:style-name="Strong_20_Emphasis"><text:span text:style-name="T16">Otvorenie crontab editora:</text:span></text:span></text:p>
      <text:p text:style-name="P6">crontab -e</text:p>
      <text:p text:style-name="P6"/>
      <text:p text:style-name="Standard"><text:span text:style-name="Strong_20_Emphasis"><text:span text:style-name="T6">Pridanie záznamu pre spúšťanie skriptu </text:span></text:span><text:span text:style-name="Strong_20_Emphasis"><text:span text:style-name="Source_20_Text"><text:span text:style-name="T6">cronjob.sh</text:span></text:span></text:span><text:span text:style-name="Strong_20_Emphasis"><text:span text:style-name="T6"> každý deň o polnoci:</text:span></text:span></text:p>
      <text:p text:style-name="Standard"><text:span text:style-name="T6">Príkaz </text:span><text:span text:style-name="Source_20_Text"><text:span text:style-name="T6">crontab -e</text:span></text:span><text:span text:style-name="T6"> otvorí editor crontab, kde pridá</text:span><text:span text:style-name="T15">me</text:span><text:span text:style-name="T6"> nasledujúci záznam:</text:span></text:p>
      <text:p text:style-name="P6">00 00 * * * &lt;cronjob.sh cesta&gt;</text:p>
      <text:p text:style-name="P6"/>
      <text:p text:style-name="P6"/>
      <text:p text:style-name="P6"><text:s/>Priraďte práva pre zálohovací adresár</text:p>
      <text:p text:style-name="Standard"><text:span text:style-name="Strong_20_Emphasis"><text:span text:style-name="T6">Vytvorenie zálohovacieho adresára:</text:span></text:span></text:p>
      <text:p text:style-name="P6">Vytvorte adresár pre ukladanie záloh databázy.</text:p>
      <text:p text:style-name="P6">mkdir /cesta/k/vasemu/backup/adresaru</text:p>
      <text:p text:style-name="P6"/>
      <text:p text:style-name="Standard"><text:span text:style-name="Strong_20_Emphasis"><text:span text:style-name="T6">Priraďte práva pre zálohovací adresár:</text:span></text:span></text:p>
      <text:p text:style-name="P6">Umožnite zápis do adresára, aby bol skript schopný uložiť zálohy.</text:p>
      <text:p text:style-name="P6">sudo chmod 777 &lt;záloha media cesta&gt;</text:p>
      <text:p text:style-name="P6"/>
      <text:p text:style-name="P6"/>
      <text:p text:style-name="P6">Nakoniec musíme prepísať aj cieľové adresáre v cronjob.sh.</text:p>
      <text:p text:style-name="P6"/>
      <text:h text:style-name="Heading_20_1" text:outline-level="1"><text:bookmark-start text:name="__RefHeading___Toc656_1598071276"/>Obnova Databázy zo Zálohy:<text:bookmark-end text:name="__RefHeading___Toc656_1598071276"/></text:h>
      <text:p text:style-name="P6"/>
      <text:p text:style-name="P32">Najprv musíme zmazať aktuálnu databázu a následne ju znova vytvoríme aby bola prázdna:</text:p>
      <text:p text:style-name="P32">Je to hlavne z dôvodu že zálohovaný .sql súbor nemá kontrolu pre existenciu tabuliek.</text:p>
      <text:p text:style-name="P32"/>
      <text:p text:style-name="P32">dropdb -U postgres -h localhost &lt;<text:span text:style-name="T3">názov databázy</text:span>&gt;</text:p>
      <text:p text:style-name="P32">createdb -U postgres -h localhost &lt;<text:span text:style-name="T3">názov databázy</text:span>&gt;</text:p>
      <text:p text:style-name="P6"/>
      <text:p text:style-name="P32">Ak máme vytvorené databázu, vykoname príkaz, ktorý obnoví údaje zo zálohy.</text:p>
      <text:p text:style-name="P8"/>
      <text:p text:style-name="P8">psql -U postgres -h localhost -d &lt;<text:span text:style-name="T3">názov databázy</text:span>&gt; -f &lt;<text:span text:style-name="T3">záloha</text:span>&gt;.sql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1:54:59.701707363</meta:creation-date>
    <dc:date>2024-05-15T21:35:53.622754915</dc:date>
    <meta:editing-duration>PT1H52M35S</meta:editing-duration>
    <meta:editing-cycles>55</meta:editing-cycles>
    <meta:generator>LibreOffice/7.3.7.2$Linux_X86_64 LibreOffice_project/30$Build-2</meta:generator>
    <meta:document-statistic meta:table-count="0" meta:image-count="0" meta:object-count="0" meta:page-count="5" meta:paragraph-count="114" meta:word-count="999" meta:character-count="7498" meta:non-whitespace-character-count="6483"/>
  </office:meta>
</office:document-meta>
</file>